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09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Version_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3" table:default-cell-style-name="ce10"/>
        <table:table-column table:style-name="co5" table:default-cell-style-name="ce10"/>
        <table:table-column table:style-name="co4" table:default-cell-style-name="ce6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6" table:default-cell-style-name="ce6"/>
        <table:table-column table:style-name="co4" table:default-cell-style-name="ce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8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9" office:value-type="string">
            <text:p>Prix net du produit [€ HT]</text:p>
          </table:table-cell>
          <table:table-cell table:style-name="ce9" office:value-type="string">
            <text:p>TVA produit [%]</text:p>
          </table:table-cell>
          <table:table-cell table:style-name="ce9" office:value-type="string">
            <text:p>Prix brut du produit [€ TTC]</text:p>
          </table:table-cell>
          <table:table-cell table:style-name="ce13" office:value-type="string">
            <text:p>Prix net de la livraison [€ HT]</text:p>
          </table:table-cell>
          <table:table-cell table:style-name="ce13" office:value-type="string">
            <text:p>TVA de la livraison [%]</text:p>
          </table:table-cell>
          <table:table-cell table:style-name="ce13" office:value-type="string">
            <text:p>Prix brut de la livraison [€ TTC]</text:p>
          </table:table-cell>
          <table:table-cell table:style-name="ce14" office:value-type="string">
            <text:p>Prix total net [€ HT]</text:p>
          </table:table-cell>
          <table:table-cell table:style-name="ce14" office:value-type="string">
            <text:p>Prix total brut [€ TTC]</text:p>
          </table:table-cell>
          <table:table-cell table:style-name="ce15" office:value-type="string">
            <text:p>Temps d'acquisition [minutes]</text:p>
          </table:table-cell>
          <table:table-cell table:style-name="ce15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42">
            <text:p>42</text:p>
          </table:table-cell>
          <table:table-cell table:style-name="ce3" table:formula="of:=SUM([.C4:.C15])" office:value-type="currency" office:currency="EUR" office:value="58.062">
            <text:p>58,06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78.7256">
            <text:p>178,73 €</text:p>
          </table:table-cell>
          <table:table-cell table:style-name="ce3" table:formula="of:=SUM([.F4:.F15])" office:value-type="currency" office:currency="EUR" office:value="29.05">
            <text:p>29,05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34.86">
            <text:p>34,86 €</text:p>
          </table:table-cell>
          <table:table-cell table:style-name="ce3" table:formula="of:=SUM([.I4:.I15])" office:value-type="currency" office:currency="EUR" office:value="87.112">
            <text:p>87,11 €</text:p>
          </table:table-cell>
          <table:table-cell table:style-name="ce3" table:formula="of:=SUM([.J4:.J15])" office:value-type="currency" office:currency="EUR" office:value="213.5856">
            <text:p>213,59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support</text:p>
          </table:table-cell>
          <table:table-cell table:formula="of:=6" office:value-type="float" office:value="6">
            <text:p>6</text:p>
          </table:table-cell>
          <table:table-cell table:formula="of:=5.42" office:value-type="currency" office:currency="EUR" office:value="5.42">
            <text:p>5,42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9.024">
            <text:p>39,02 €</text:p>
          </table:table-cell>
          <table:table-cell table:formula="of:=6.25" office:value-type="currency" office:currency="EUR" office:value="6.25">
            <text:p>6,25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7.5">
            <text:p>7,50 €</text:p>
          </table:table-cell>
          <table:table-cell table:formula="of:=SUM([.C4];[.F4])" office:value-type="currency" office:currency="EUR" office:value="11.67">
            <text:p>11,67 €</text:p>
          </table:table-cell>
          <table:table-cell table:formula="of:=SUM([.E4];[.H4])" office:value-type="currency" office:currency="EUR" office:value="46.524">
            <text:p>46,52 €</text:p>
          </table:table-cell>
          <table:table-cell table:formula="of:=7*24*60" office:value-type="float" office:value="10080">
            <text:p>10080</text:p>
          </table:table-cell>
          <table:table-cell table:style-name="ce16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vis_metal_m22_60l</text:p>
          </table:table-cell>
          <table:table-cell table:style-name="ce5" table:formula="of:=2" office:value-type="float" office:value="2">
            <text:p>2</text:p>
          </table:table-cell>
          <table:table-cell table:style-name="ce11" table:formula="of:=5.566" office:value-type="currency" office:currency="EUR" office:value="5.566">
            <text:p>5,57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5]*[.C5]*(1+[.D5]/100)" office:value-type="currency" office:currency="EUR" office:value="13.3584">
            <text:p>13,36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5]*(1+[.G5]/100)" office:value-type="currency" office:currency="EUR" office:value="1.2">
            <text:p>1,20 €</text:p>
          </table:table-cell>
          <table:table-cell table:style-name="ce11" table:formula="of:=SUM([.C5];[.F5])" office:value-type="currency" office:currency="EUR" office:value="6.566">
            <text:p>6,57 €</text:p>
          </table:table-cell>
          <table:table-cell table:style-name="ce11" table:formula="of:=SUM([.E5];[.H5])" office:value-type="currency" office:currency="EUR" office:value="14.5584">
            <text:p>14,56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17" office:value-type="string">
            <text:p><text:a xlink:href="https://www.visseriefixations.fr/vis-a-tete-hexagonale/vis-a-tete-hexagonale-standard/acier-8-8-noir/th-acier-8-8-noir-filetage-total-din-933/th-m22x60-acier-8-8-noir-ef-din-933.html">https://www.visseriefixations.fr/vis-a-tete-hexagonale/vis-a-tete-hexagonale-standard/acier-8-8-noir/th-acier-8-8-noir-filetage-total-din-933/th-m22x6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style-name="ce5" table:formula="of:=3" office:value-type="float" office:value="3">
            <text:p>3</text:p>
          </table:table-cell>
          <table:table-cell table:style-name="ce11" table:formula="of:=0.236" office:value-type="currency" office:currency="EUR" office:value="0.236">
            <text:p>0,24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6]*[.C6]*(1+[.D6]/100)" office:value-type="currency" office:currency="EUR" office:value="0.8496">
            <text:p>0,85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6]*(1+[.G6]/100)" office:value-type="currency" office:currency="EUR" office:value="1.2">
            <text:p>1,20 €</text:p>
          </table:table-cell>
          <table:table-cell table:style-name="ce11" table:formula="of:=SUM([.C6];[.F6])" office:value-type="currency" office:currency="EUR" office:value="1.236">
            <text:p>1,24 €</text:p>
          </table:table-cell>
          <table:table-cell table:style-name="ce11" table:formula="of:=SUM([.E6];[.H6])" office:value-type="currency" office:currency="EUR" office:value="2.0496">
            <text:p>2,05 €</text:p>
          </table:table-cell>
          <table:table-cell table:style-name="ce5"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rondelle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0.258" office:value-type="currency" office:currency="EUR" office:value="0.258">
            <text:p>0,2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7]*[.C7]*(1+[.D7]/100)" office:value-type="currency" office:currency="EUR" office:value="1.2384">
            <text:p>1,24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7]*(1+[.G7]/100)" office:value-type="currency" office:currency="EUR" office:value="1.2">
            <text:p>1,20 €</text:p>
          </table:table-cell>
          <table:table-cell table:style-name="ce11" table:formula="of:=SUM([.C7];[.F7])" office:value-type="currency" office:currency="EUR" office:value="1.258">
            <text:p>1,26 €</text:p>
          </table:table-cell>
          <table:table-cell table:style-name="ce11" table:formula="of:=SUM([.E7];[.H7])" office:value-type="currency" office:currency="EUR" office:value="2.4384">
            <text:p>2,44 €</text:p>
          </table:table-cell>
          <table:table-cell table:style-name="ce5"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22-z-blanc-nfe-25513.html">https://www.visseriefixations.fr/rondelles-circlips/rondelles-plates/sans-chanfrein/serie-etroite-z/acier/rondelle-z-acier-zingue-blanc-nfe-25513/rondelle-z-0-22-z-blanc-nfe-25513.html</text:a></text:p>
          </table:table-cell>
        </table:table-row>
        <table:table-row table:style-name="ro1">
          <table:table-cell office:value-type="string">
            <text:p>part_ecrou_6m</text:p>
          </table:table-cell>
          <table:table-cell table:style-name="ce5" table:formula="of:=3" office:value-type="float" office:value="3">
            <text:p>3</text:p>
          </table:table-cell>
          <table:table-cell table:style-name="ce11" table:formula="of:=0.037" office:value-type="currency" office:currency="EUR" office:value="0.037">
            <text:p>0,04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8]*[.C8]*(1+[.D8]/100)" office:value-type="currency" office:currency="EUR" office:value="0.1332">
            <text:p>0,13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8]*(1+[.G8]/100)" office:value-type="currency" office:currency="EUR" office:value="1.2">
            <text:p>1,20 €</text:p>
          </table:table-cell>
          <table:table-cell table:style-name="ce11" table:formula="of:=SUM([.C8];[.F8])" office:value-type="currency" office:currency="EUR" office:value="1.037">
            <text:p>1,04 €</text:p>
          </table:table-cell>
          <table:table-cell table:style-name="ce11" table:formula="of:=SUM([.E8];[.H8])" office:value-type="currency" office:currency="EUR" office:value="1.3332">
            <text:p>1,33 €</text:p>
          </table:table-cell>
          <table:table-cell table:style-name="ce5"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part_ecrou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1.36" office:value-type="currency" office:currency="EUR" office:value="1.36">
            <text:p>1,3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9]*[.C9]*(1+[.D9]/100)" office:value-type="currency" office:currency="EUR" office:value="6.528">
            <text:p>6,53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9]*(1+[.G9]/100)" office:value-type="currency" office:currency="EUR" office:value="1.2">
            <text:p>1,20 €</text:p>
          </table:table-cell>
          <table:table-cell table:style-name="ce11" table:formula="of:=SUM([.C9];[.F9])" office:value-type="currency" office:currency="EUR" office:value="2.36">
            <text:p>2,36 €</text:p>
          </table:table-cell>
          <table:table-cell table:style-name="ce11" table:formula="of:=SUM([.E9];[.H9])" office:value-type="currency" office:currency="EUR" office:value="7.728">
            <text:p>7,73 €</text:p>
          </table:table-cell>
          <table:table-cell table:style-name="ce5"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22-brut-din-934.html">https://www.visseriefixations.fr/ecrous/ecrous-hexagonaux/ecrou-hexagonal-hu/ecrou-hu-acier-brut-din-934/ecrou-hu-acier-brut-classe-8-din-934/ecrou-hu-m22-brut-din-934.html</text:a></text:p>
          </table:table-cell>
        </table:table-row>
        <table:table-row table:style-name="ro1">
          <table:table-cell table:style-name="ce6" office:value-type="string">
            <text:p>part_faraday_disc</text:p>
          </table:table-cell>
          <table:table-cell table:formula="of:=4" office:value-type="float" office:value="4">
            <text:p>4</text:p>
          </table:table-cell>
          <table:table-cell table:formula="of:=10.43" office:value-type="currency" office:currency="EUR" office:value="10.43">
            <text:p>10,4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50.064">
            <text:p>50,06 €</text:p>
          </table:table-cell>
          <table:table-cell table:formula="of:=15.8" office:value-type="currency" office:currency="EUR" office:value="15.8">
            <text:p>15,80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8.96">
            <text:p>18,96 €</text:p>
          </table:table-cell>
          <table:table-cell table:formula="of:=SUM([.C10];[.F10])" office:value-type="currency" office:currency="EUR" office:value="26.23">
            <text:p>26,23 €</text:p>
          </table:table-cell>
          <table:table-cell table:formula="of:=SUM([.E10];[.H10])" office:value-type="currency" office:currency="EUR" office:value="69.024">
            <text:p>69,02 €</text:p>
          </table:table-cell>
          <table:table-cell table:formula="of:=7*24*60" office:value-type="float" office:value="10080">
            <text:p>10080</text:p>
          </table:table-cell>
          <table:table-cell table:style-name="ce6" office:value-type="string">
            <text:p><text:a xlink:href="https://www.laserboost.com/">https://www.laserboost.com/</text:a></text:p>
          </table:table-cell>
        </table:table-row>
        <table:table-row table:style-name="ro1">
          <table:table-cell table:style-name="ce6" office:value-type="string">
            <text:p>part_magnet_1d45_2d22_9e</text:p>
          </table:table-cell>
          <table:table-cell table:formula="of:=10" office:value-type="float" office:value="10">
            <text:p>10</text:p>
          </table:table-cell>
          <table:table-cell table:formula="of:=0.48" office:value-type="currency" office:currency="EUR" office:value="0.48">
            <text:p>0,48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5.76">
            <text:p>5,7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2">
            <text:p>1,20 €</text:p>
          </table:table-cell>
          <table:table-cell table:formula="of:=SUM([.C11];[.F11])" office:value-type="currency" office:currency="EUR" office:value="1.48">
            <text:p>1,48 €</text:p>
          </table:table-cell>
          <table:table-cell table:formula="of:=SUM([.E11];[.H11])" office:value-type="currency" office:currency="EUR" office:value="6.96">
            <text:p>6,96 €</text:p>
          </table:table-cell>
          <table:table-cell table:formula="of:=7*24*60" office:value-type="float" office:value="10080">
            <text:p>10080</text:p>
          </table:table-cell>
          <table:table-cell table:style-name="ce6" office:value-type="string">
            <text:p><text:a xlink:href="https://www.aimant-boutique.fr/ferrite/anneaux-aimantes/anneau-45.0-x-22.0-x-9.0-mm-hf-24/16-ferrite">https://www.aimant-boutique.fr/ferrite/anneaux-aimantes/anneau-45.0-x-22.0-x-9.0-mm-hf-24/16-ferrite</text:a></text:p>
          </table:table-cell>
        </table:table-row>
        <table:table-row table:style-name="ro1">
          <table:table-cell table:style-name="ce6" office:value-type="string">
            <text:p>part_magnet_1d140_2d60_20e</text:p>
          </table:table-cell>
          <table:table-cell table:formula="of:=3" office:value-type="float" office:value="3">
            <text:p>3</text:p>
          </table:table-cell>
          <table:table-cell table:formula="of:=8.6" office:value-type="currency" office:currency="EUR" office:value="8.6">
            <text:p>8,6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30.96">
            <text:p>30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1.2">
            <text:p>1,20 €</text:p>
          </table:table-cell>
          <table:table-cell table:formula="of:=SUM([.C12];[.F12])" office:value-type="currency" office:currency="EUR" office:value="9.6">
            <text:p>9,60 €</text:p>
          </table:table-cell>
          <table:table-cell table:formula="of:=SUM([.E12];[.H12])" office:value-type="currency" office:currency="EUR" office:value="32.16">
            <text:p>32,16 €</text:p>
          </table:table-cell>
          <table:table-cell table:formula="of:=7*24*60" office:value-type="float" office:value="10080">
            <text:p>10080</text:p>
          </table:table-cell>
          <table:table-cell table:style-name="ce6" office:value-type="string">
            <text:p><text:a xlink:href="https://www.aimant-boutique.fr/ferrite/anneaux-aimantes/anneau-140.0-x-60.0-x-20.0-mm-y30-ferrite">https://www.aimant-boutique.fr/ferrite/anneaux-aimantes/anneau-140.0-x-60.0-x-20.0-mm-y30-ferrite</text:a></text:p>
          </table:table-cell>
        </table:table-row>
        <table:table-row table:style-name="ro3">
          <table:table-cell table:style-name="ce7"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table:style-name="ce6"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table:style-name="ce7"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 table:style-name="ce12"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 table:style-name="ce12"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table:style-name="ce18"/>
        </table:table-row>
        <table:table-row table:style-name="ro1">
          <table:table-cell table:style-name="ce7"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style-name="ce12"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 table:style-name="ce12"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table:style-name="ce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04/11/2022</text:date>, <text:time>20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33S</meta:editing-duration>
    <meta:editing-cycles>17</meta:editing-cycles>
    <meta:generator>OpenOffice/4.1.13$Win32 OpenOffice.org_project/4113m1$Build-9810</meta:generator>
    <dc:date>2022-11-04T20:21:31.14</dc:date>
    <meta:document-statistic meta:table-count="1" meta:cell-count="167" meta:object-count="0"/>
    <meta:user-defined meta:name="Info 1"/>
    <meta:user-defined meta:name="Info 2"/>
    <meta:user-defined meta:name="Info 3"/>
    <meta:user-defined meta:name="Info 4"/>
  </office:meta>
</office:document-meta>
</file>